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79cm"/>
    </style:style>
    <style:style style:name="co3" style:family="table-column">
      <style:table-column-properties fo:break-before="auto" style:column-width="3.676cm"/>
    </style:style>
    <style:style style:name="co5" style:family="table-column">
      <style:table-column-properties fo:break-before="auto" style:column-width="3.34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4" table:number-columns-repeated="7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>
            <text:p>Messungen der Periodendauer T in Abhängigkeit der Pendellänge </text:p>
          </table:table-cell>
          <table:table-cell table:number-columns-repeated="10"/>
        </table:table-row>
        <table:table-row table:style-name="ro1">
          <table:table-cell office:value-type="string">
            <text:p>Ziel: Bestimmung „g“</text:p>
          </table:table-cell>
          <table:table-cell table:number-columns-repeated="6"/>
          <table:table-cell office:value-type="string">
            <text:p>max min 3mm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Anzahl der Schwingungen</text:p>
          </table:table-cell>
          <table:table-cell office:value-type="string">
            <text:p>Gesamtdauer in s</text:p>
          </table:table-cell>
          <table:table-cell office:value-type="string">
            <text:p>Quad abw. Mw</text:p>
          </table:table-cell>
          <table:table-cell office:value-type="string">
            <text:p>Schwingungsdauer</text:p>
          </table:table-cell>
          <table:table-cell table:number-columns-repeated="2"/>
          <table:table-cell office:value-type="string">
            <text:p>Pendellänge in mm</text:p>
          </table:table-cell>
          <table:table-cell office:value-type="string">
            <text:p>Unsicherheit</text:p>
          </table:table-cell>
          <table:table-cell office:value-type="string">
            <text:p>in m</text:p>
          </table:table-cell>
          <table:table-cell office:value-type="string">
            <text:p>Nebenrechnung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>
            <text:p>Je Schwingung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2.94">
            <text:p>42,94</text:p>
          </table:table-cell>
          <table:table-cell table:formula="of:=(([.B7]/20)-[.$B$15])^2" office:value-type="float" office:value="0.000000089999999999847">
            <text:p>0,00000009</text:p>
          </table:table-cell>
          <table:table-cell table:formula="of:=[.B7]/20" office:value-type="float" office:value="2.147">
            <text:p>2,147</text:p>
          </table:table-cell>
          <table:table-cell table:number-columns-repeated="2"/>
          <table:table-cell office:value-type="float" office:value="1.145">
            <text:p>1,145</text:p>
          </table:table-cell>
          <table:table-cell table:formula="of:=(3/2)^(1/2)*10^-3" office:value-type="float" office:value="0.00122474487139159">
            <text:p>0,0012247449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2.94">
            <text:p>42,94</text:p>
          </table:table-cell>
          <table:table-cell table:formula="of:=(([.B8]/20)-[.$B$15])^2" office:value-type="float" office:value="0.000000089999999999847">
            <text:p>0,00000009</text:p>
          </table:table-cell>
          <table:table-cell table:formula="of:=[.B8]/20" office:value-type="float" office:value="2.147">
            <text:p>2,147</text:p>
          </table:table-cell>
          <table:table-cell table:number-columns-repeated="5"/>
          <table:table-cell office:value-type="string">
            <text:p>g [m/s^2]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2.91">
            <text:p>42,91</text:p>
          </table:table-cell>
          <table:table-cell table:formula="of:=(([.B9]/20)-[.$B$15])^2" office:value-type="float" office:value="0.00000144000000000075">
            <text:p>0,00000144</text:p>
          </table:table-cell>
          <table:table-cell table:formula="of:=[.B9]/20" office:value-type="float" office:value="2.1455">
            <text:p>2,1455</text:p>
          </table:table-cell>
          <table:table-cell table:number-columns-repeated="5"/>
          <table:table-cell table:formula="of:=4*3.1415926^2*[.G7]/([.B15])^2" office:value-type="float" office:value="9.80894944033214">
            <text:p>9,808949440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2.91">
            <text:p>42,91</text:p>
          </table:table-cell>
          <table:table-cell table:formula="of:=(([.B10]/20)-[.$B$15])^2" office:value-type="float" office:value="0.00000144000000000075">
            <text:p>0,00000144</text:p>
          </table:table-cell>
          <table:table-cell table:formula="of:=[.B10]/20" office:value-type="float" office:value="2.1455">
            <text:p>2,1455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2.97">
            <text:p>42,97</text:p>
          </table:table-cell>
          <table:table-cell table:formula="of:=(([.B11]/20)-[.$B$15])^2" office:value-type="float" office:value="0.00000323999999999929">
            <text:p>0,00000324</text:p>
          </table:table-cell>
          <table:table-cell table:formula="of:=[.B11]/20" office:value-type="float" office:value="2.1485">
            <text:p>2,1485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>
            <text:p>Komb unsicherheit</text:p>
          </table:table-cell>
          <table:table-cell/>
          <table:table-cell table:formula="of:=[.J9]*(([.H7])^2/[.G7]+([.C20])^2/[.B15])^(1/2)" office:value-type="float" office:value="0.013142837924176">
            <text:p>0,0131428379</text:p>
          </table:table-cell>
          <table:table-cell/>
        </table:table-row>
        <table:table-row table:style-name="ro1">
          <table:table-cell office:value-type="string">
            <text:p>Durchschnitt</text:p>
          </table:table-cell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table:formula="of:=SUM([.B7:.B11])/5" office:value-type="float" office:value="42.934">
            <text:p>42,934</text:p>
          </table:table-cell>
          <table:table-cell table:number-columns-repeated="9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table:formula="of:=SUM([.B7:.B11])/(5*20)" office:value-type="float" office:value="2.1467">
            <text:p>2,1467</text:p>
          </table:table-cell>
          <table:table-cell table:formula="of:=[.B15]" office:value-type="float" office:value="2.1467">
            <text:p>2,1467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tandartunsicherheit</text:p>
          </table:table-cell>
          <table:table-cell office:value-type="string">
            <text:p>Typ A</text:p>
          </table:table-cell>
          <table:table-cell table:formula="of:=((SUM([.C7:.C11])^2*(20/(100*99)))^(1/2))" office:value-type="float" office:value="0.000000283163942234583">
            <text:p>2,83163942234583E-007</text:p>
          </table:table-cell>
          <table:table-cell office:value-type="string">
            <text:p>mit t vert</text:p>
          </table:table-cell>
          <table:table-cell table:formula="of:=[.C17]*1.14" office:value-type="float" office:value="0.000000322806894147425">
            <text:p>3,22806894147425E-007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yp B</text:p>
          </table:table-cell>
          <table:table-cell table:formula="of:=[.A24]/(40*6^(1/2))" office:value-type="float" office:value="0.00102062072615966">
            <text:p>0,0010206207</text:p>
          </table:table-cell>
          <table:table-cell office:value-type="string">
            <text:p>s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Komb</text:p>
          </table:table-cell>
          <table:table-cell/>
          <table:table-cell table:formula="of:=([.E17]^2+[.C18]^2)^(1/2)" office:value-type="float" office:value="0.00102062077720912">
            <text:p>0,0010206208</text:p>
          </table:table-cell>
          <table:table-cell office:value-type="string">
            <text:p>s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Messun Tges+-</text:p>
          </table:table-cell>
          <table:table-cell table:number-columns-repeated="10"/>
        </table:table-row>
        <table:table-row table:style-name="ro1">
          <table:table-cell office:value-type="float" office:value="0.1">
            <text:p>0,1</text:p>
          </table:table-cell>
          <table:table-cell table:number-columns-repeated="10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6.11.2017</text:date>, <text:time>17:06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uke Hawighorst</meta:initial-creator>
    <meta:creation-date>2017-10-27T22:36:36.75</meta:creation-date>
    <dc:date>2017-11-06T17:06:23.80</dc:date>
    <dc:creator>Hauke Hawighorst</dc:creator>
    <meta:editing-duration>PT10H27M33S</meta:editing-duration>
    <meta:editing-cycles>11</meta:editing-cycles>
    <meta:generator>OpenOffice/4.1.1$Win32 OpenOffice.org_project/411m6$Build-9775</meta:generator>
    <meta:document-statistic meta:table-count="3" meta:cell-count="58" meta:object-count="0"/>
  </office:meta>
</office:document-meta>
</file>